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2in"/>
    </style:style>
    <style:style style:name="co2" style:family="table-column">
      <style:table-column-properties fo:break-before="auto" style:column-width="0.2201in"/>
    </style:style>
    <style:style style:name="ro1" style:family="table-row">
      <style:table-row-properties style:row-height="1.5028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direction="ttb" style:shrink-to-fit="true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20">
      <style:table-cell-properties style:shrink-to-fit="true"/>
      <style:text-properties fo:font-weight="bold" style:font-weight-asian="bold" style:font-weight-complex="bold"/>
    </style:style>
    <style:style style:name="ce3" style:family="table-cell" style:parent-style-name="Default" style:data-style-name="N120">
      <style:table-cell-properties style:direction="ttb" style:shrink-to-fit="true" style:vertical-align="middle"/>
      <style:text-properties fo:font-weight="bold"/>
    </style:style>
    <style:style style:name="ce4" style:family="table-cell" style:parent-style-name="Default" style:data-style-name="N120">
      <style:table-cell-properties fo:background-color="#ff0000" style:shrink-to-fit="true"/>
    </style:style>
    <style:style style:name="ce5" style:family="table-cell" style:parent-style-name="Default" style:data-style-name="N120">
      <style:table-cell-properties style:shrink-to-fit="true"/>
    </style:style>
    <style:style style:name="ce6" style:family="table-cell" style:parent-style-name="Default" style:data-style-name="N120">
      <style:table-cell-properties fo:background-color="#9696ff" style:shrink-to-fit="true"/>
    </style:style>
    <style:style style:name="ce7" style:family="table-cell" style:parent-style-name="Default" style:data-style-name="N120">
      <style:table-cell-properties fo:background-color="#96fa96" style:shrink-to-fit="true"/>
    </style:style>
    <style:style style:name="ce8" style:family="table-cell" style:parent-style-name="Default" style:data-style-name="N120">
      <style:table-cell-properties fo:background-color="#e6dcdc" style:direction="ttb" style:shrink-to-fit="true" style:vertical-align="middle"/>
      <style:text-properties fo:font-weight="bold"/>
    </style:style>
    <style:style style:name="ce9" style:family="table-cell" style:parent-style-name="Default" style:data-style-name="N120">
      <style:table-cell-properties fo:background-color="#e6dcdc" style:shrink-to-fit="true"/>
    </style:style>
    <style:style style:name="ce10" style:family="table-cell" style:parent-style-name="Default" style:data-style-name="N120">
      <style:table-cell-properties fo:background-color="transparent" style:direction="ttb" style:shrink-to-fit="true" style:vertical-align="middle"/>
      <style:text-properties fo:font-weight="bold"/>
    </style:style>
    <style:style style:name="ce11" style:family="table-cell" style:parent-style-name="Default" style:data-style-name="N120">
      <style:table-cell-properties fo:background-color="transparent" style:shrink-to-fit="tru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" table:default-cell-style-name="ce5"/>
        <table:table-column table:style-name="co2" table:default-cell-style-name="ce9"/>
        <table:table-column table:style-name="co2" table:number-columns-repeated="43" table:default-cell-style-name="ce5"/>
        <table:table-column table:style-name="co2" table:default-cell-style-name="ce9"/>
        <table:table-column table:style-name="co2" table:number-columns-repeated="8" table:default-cell-style-name="ce5"/>
        <table:table-column table:style-name="co2" table:default-cell-style-name="ce9"/>
        <table:table-column table:style-name="co2" table:number-columns-repeated="12" table:default-cell-style-name="ce5"/>
        <table:table-column table:style-name="co2" table:default-cell-style-name="ce9"/>
        <table:table-column table:style-name="co2" table:number-columns-repeated="8" table:default-cell-style-name="ce5"/>
        <table:table-column table:style-name="co2" table:default-cell-style-name="ce11"/>
        <table:table-column table:style-name="co2" table:number-columns-repeated="937" table:default-cell-style-name="ce5"/>
        <table:table-row table:style-name="ro1">
          <table:table-cell table:style-name="ce1"/>
          <table:table-cell table:style-name="ce3" office:value-type="string">
            <text:p><text:s/>again</text:p>
          </table:table-cell>
          <table:table-cell table:style-name="ce3" office:value-type="string">
            <text:p><text:s/>air</text:p>
          </table:table-cell>
          <table:table-cell table:style-name="ce3" office:value-type="string">
            <text:p><text:s/>along</text:p>
          </table:table-cell>
          <table:table-cell table:style-name="ce3" office:value-type="string">
            <text:p><text:s/>also</text:p>
          </table:table-cell>
          <table:table-cell table:style-name="ce3" office:value-type="string">
            <text:p><text:s/>always</text:p>
          </table:table-cell>
          <table:table-cell table:style-name="ce3" office:value-type="string">
            <text:p><text:s/>another</text:p>
          </table:table-cell>
          <table:table-cell table:style-name="ce3" office:value-type="string">
            <text:p><text:s/>any</text:p>
          </table:table-cell>
          <table:table-cell table:style-name="ce3" office:value-type="string">
            <text:p><text:s/>around</text:p>
          </table:table-cell>
          <table:table-cell table:style-name="ce3" office:value-type="string">
            <text:p><text:s/>away</text:p>
          </table:table-cell>
          <table:table-cell table:style-name="ce3" office:value-type="string">
            <text:p><text:s/>back</text:p>
          </table:table-cell>
          <table:table-cell table:style-name="ce8" office:value-type="string">
            <text:p><text:s/>because</text:p>
          </table:table-cell>
          <table:table-cell table:style-name="ce3" office:value-type="string">
            <text:p><text:s/>below</text:p>
          </table:table-cell>
          <table:table-cell table:style-name="ce3" office:value-type="string">
            <text:p><text:s/>between</text:p>
          </table:table-cell>
          <table:table-cell table:style-name="ce3" office:value-type="string">
            <text:p><text:s/>big</text:p>
          </table:table-cell>
          <table:table-cell table:style-name="ce3" office:value-type="string">
            <text:p><text:s/>both</text:p>
          </table:table-cell>
          <table:table-cell table:style-name="ce3" office:value-type="string">
            <text:p><text:s/>came</text:p>
          </table:table-cell>
          <table:table-cell table:style-name="ce3" office:value-type="string">
            <text:p><text:s/>children</text:p>
          </table:table-cell>
          <table:table-cell table:style-name="ce3" office:value-type="string">
            <text:p><text:s/>come</text:p>
          </table:table-cell>
          <table:table-cell table:style-name="ce3" office:value-type="string">
            <text:p><text:s/>day</text:p>
          </table:table-cell>
          <table:table-cell table:style-name="ce3" office:value-type="string">
            <text:p><text:s/>different</text:p>
          </table:table-cell>
          <table:table-cell table:style-name="ce3" office:value-type="string">
            <text:p><text:s/>end</text:p>
          </table:table-cell>
          <table:table-cell table:style-name="ce3" office:value-type="string">
            <text:p><text:s/>even</text:p>
          </table:table-cell>
          <table:table-cell table:style-name="ce3" office:value-type="string">
            <text:p><text:s/>every</text:p>
          </table:table-cell>
          <table:table-cell table:style-name="ce3" office:value-type="string">
            <text:p><text:s/>few</text:p>
          </table:table-cell>
          <table:table-cell table:style-name="ce3" office:value-type="string">
            <text:p><text:s/>find</text:p>
          </table:table-cell>
          <table:table-cell table:style-name="ce3" office:value-type="string">
            <text:p><text:s/>food</text:p>
          </table:table-cell>
          <table:table-cell table:style-name="ce3" office:value-type="string">
            <text:p><text:s/>form</text:p>
          </table:table-cell>
          <table:table-cell table:style-name="ce3" office:value-type="string">
            <text:p><text:s/>get</text:p>
          </table:table-cell>
          <table:table-cell table:style-name="ce3" office:value-type="string">
            <text:p><text:s/>give</text:p>
          </table:table-cell>
          <table:table-cell table:style-name="ce3" office:value-type="string">
            <text:p><text:s/>go</text:p>
          </table:table-cell>
          <table:table-cell table:style-name="ce3" office:value-type="string">
            <text:p><text:s/>great</text:p>
          </table:table-cell>
          <table:table-cell table:style-name="ce3" office:value-type="string">
            <text:p><text:s/>help</text:p>
          </table:table-cell>
          <table:table-cell table:style-name="ce3" office:value-type="string">
            <text:p><text:s/>here</text:p>
          </table:table-cell>
          <table:table-cell table:style-name="ce3" office:value-type="string">
            <text:p><text:s/>home</text:p>
          </table:table-cell>
          <table:table-cell table:style-name="ce3" office:value-type="string">
            <text:p><text:s/>house</text:p>
          </table:table-cell>
          <table:table-cell table:style-name="ce3" office:value-type="string">
            <text:p><text:s/>important</text:p>
          </table:table-cell>
          <table:table-cell table:style-name="ce3" office:value-type="string">
            <text:p><text:s/>keep</text:p>
          </table:table-cell>
          <table:table-cell table:style-name="ce3" office:value-type="string">
            <text:p><text:s/>large</text:p>
          </table:table-cell>
          <table:table-cell table:style-name="ce3" office:value-type="string">
            <text:p><text:s/>last</text:p>
          </table:table-cell>
          <table:table-cell table:style-name="ce3" office:value-type="string">
            <text:p><text:s/>left</text:p>
          </table:table-cell>
          <table:table-cell table:style-name="ce3" office:value-type="string">
            <text:p><text:s/>line</text:p>
          </table:table-cell>
          <table:table-cell table:style-name="ce3" office:value-type="string">
            <text:p><text:s/>look</text:p>
          </table:table-cell>
          <table:table-cell table:style-name="ce3" office:value-type="string">
            <text:p><text:s/>me</text:p>
          </table:table-cell>
          <table:table-cell table:style-name="ce3" office:value-type="string">
            <text:p><text:s/>men</text:p>
          </table:table-cell>
          <table:table-cell table:style-name="ce3" office:value-type="string">
            <text:p><text:s/>might</text:p>
          </table:table-cell>
          <table:table-cell table:style-name="ce3" office:value-type="string">
            <text:p><text:s/>much</text:p>
          </table:table-cell>
          <table:table-cell table:style-name="ce3" office:value-type="string">
            <text:p><text:s/>must</text:p>
          </table:table-cell>
          <table:table-cell table:style-name="ce3" office:value-type="string">
            <text:p><text:s/>name</text:p>
          </table:table-cell>
          <table:table-cell table:style-name="ce3" office:value-type="string">
            <text:p><text:s/>never</text:p>
          </table:table-cell>
          <table:table-cell table:style-name="ce3" office:value-type="string">
            <text:p><text:s/>new</text:p>
          </table:table-cell>
          <table:table-cell table:style-name="ce3" office:value-type="string">
            <text:p><text:s/>next</text:p>
          </table:table-cell>
          <table:table-cell table:style-name="ce3" office:value-type="string">
            <text:p><text:s/>number</text:p>
          </table:table-cell>
          <table:table-cell table:style-name="ce3" office:value-type="string">
            <text:p><text:s/>off</text:p>
          </table:table-cell>
          <table:table-cell table:style-name="ce3" office:value-type="string">
            <text:p><text:s/>old</text:p>
          </table:table-cell>
          <table:table-cell table:style-name="ce8" office:value-type="string">
            <text:p><text:s/>our</text:p>
          </table:table-cell>
          <table:table-cell table:style-name="ce3" office:value-type="string">
            <text:p><text:s/>own</text:p>
          </table:table-cell>
          <table:table-cell table:style-name="ce3" office:value-type="string">
            <text:p><text:s/>part</text:p>
          </table:table-cell>
          <table:table-cell table:style-name="ce3" office:value-type="string">
            <text:p><text:s/>place</text:p>
          </table:table-cell>
          <table:table-cell table:style-name="ce3" office:value-type="string">
            <text:p><text:s/>put</text:p>
          </table:table-cell>
          <table:table-cell table:style-name="ce3" office:value-type="string">
            <text:p><text:s/>right</text:p>
          </table:table-cell>
          <table:table-cell table:style-name="ce3" office:value-type="string">
            <text:p><text:s/>same</text:p>
          </table:table-cell>
          <table:table-cell table:style-name="ce3" office:value-type="string">
            <text:p><text:s/>set</text:p>
          </table:table-cell>
          <table:table-cell table:style-name="ce3" office:value-type="string">
            <text:p><text:s/>show</text:p>
          </table:table-cell>
          <table:table-cell table:style-name="ce8" office:value-type="string">
            <text:p><text:s/>something</text:p>
          </table:table-cell>
          <table:table-cell table:style-name="ce3" office:value-type="string">
            <text:p><text:s/>sound</text:p>
          </table:table-cell>
          <table:table-cell table:style-name="ce3" office:value-type="string">
            <text:p><text:s/>still</text:p>
          </table:table-cell>
          <table:table-cell table:style-name="ce3" office:value-type="string">
            <text:p><text:s/>such</text:p>
          </table:table-cell>
          <table:table-cell table:style-name="ce3" office:value-type="string">
            <text:p><text:s/>take</text:p>
          </table:table-cell>
          <table:table-cell table:style-name="ce3" office:value-type="string">
            <text:p><text:s/>tell</text:p>
          </table:table-cell>
          <table:table-cell table:style-name="ce3" office:value-type="string">
            <text:p><text:s/>think</text:p>
          </table:table-cell>
          <table:table-cell table:style-name="ce3" office:value-type="string">
            <text:p><text:s/>thought</text:p>
          </table:table-cell>
          <table:table-cell table:style-name="ce3" office:value-type="string">
            <text:p><text:s/>three</text:p>
          </table:table-cell>
          <table:table-cell table:style-name="ce3" office:value-type="string">
            <text:p><text:s/>through</text:p>
          </table:table-cell>
          <table:table-cell table:style-name="ce3" office:value-type="string">
            <text:p><text:s/>together</text:p>
          </table:table-cell>
          <table:table-cell table:style-name="ce3" office:value-type="string">
            <text:p><text:s/>too</text:p>
          </table:table-cell>
          <table:table-cell table:style-name="ce3" office:value-type="string">
            <text:p><text:s/>under</text:p>
          </table:table-cell>
          <table:table-cell table:style-name="ce8" office:value-type="string">
            <text:p><text:s/>until</text:p>
          </table:table-cell>
          <table:table-cell table:style-name="ce3" office:value-type="string">
            <text:p><text:s/>us</text:p>
          </table:table-cell>
          <table:table-cell table:style-name="ce3" office:value-type="string">
            <text:p><text:s/>want</text:p>
          </table:table-cell>
          <table:table-cell table:style-name="ce3" office:value-type="string">
            <text:p><text:s/>well</text:p>
          </table:table-cell>
          <table:table-cell table:style-name="ce3" office:value-type="string">
            <text:p><text:s/>went</text:p>
          </table:table-cell>
          <table:table-cell table:style-name="ce3" office:value-type="string">
            <text:p><text:s/>while</text:p>
          </table:table-cell>
          <table:table-cell table:style-name="ce3" office:value-type="string">
            <text:p><text:s/>why</text:p>
          </table:table-cell>
          <table:table-cell table:style-name="ce3" office:value-type="string">
            <text:p><text:s/>work</text:p>
          </table:table-cell>
          <table:table-cell table:style-name="ce3" office:value-type="string">
            <text:p><text:s/>world</text:p>
          </table:table-cell>
          <table:table-cell table:style-name="ce10" office:value-type="string">
            <text:p><text:s/></text:p>
          </table:table-cell>
          <table:table-cell table:style-name="ce3" table:number-columns-repeated="937"/>
        </table:table-row>
        <table:table-row table:style-name="ro2">
          <table:table-cell office:value-type="string">
            <text:p>again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air</text:p>
          </table:table-cell>
          <table:table-cell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167">
            <text:p>.2</text:p>
          </table:table-cell>
          <table:table-cell table:number-columns-repeated="2" office:value-type="float" office:value="0.125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25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along</text:p>
          </table:table-cell>
          <table:table-cell table:number-columns-repeated="2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6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also</text:p>
          </table:table-cell>
          <table:table-cell table:number-columns-repeated="3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always</text:p>
          </table:table-cell>
          <table:table-cell table:number-columns-repeated="4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4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another</text:p>
          </table:table-cell>
          <table:table-cell table:number-columns-repeated="5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any</text:p>
          </table:table-cell>
          <table:table-cell table:number-columns-repeated="6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around</text:p>
          </table:table-cell>
          <table:table-cell table:number-columns-repeated="7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away</text:p>
          </table:table-cell>
          <table:table-cell table:number-columns-repeated="8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office:value-type="float" office:value="0.25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back</text:p>
          </table:table-cell>
          <table:table-cell table:number-columns-repeated="9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077">
            <text:p>.1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style-name="ce7" office:value-type="float" office:value="0.5">
            <text:p>.5</text:p>
          </table:table-cell>
          <table:table-cell office:value-type="float" office:value="0.083">
            <text:p>.1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because</text:p>
          </table:table-cell>
          <table:table-cell table:number-columns-repeated="10" office:value-type="string">
            <text:p><text:s/></text:p>
          </table:table-cell>
          <table:table-cell office:value-type="float" office:value="0">
            <text:p>.0</text:p>
          </table:table-cell>
          <table:table-cell table:number-columns-repeated="74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below</text:p>
          </table:table-cell>
          <table:table-cell table:number-columns-repeated="11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4"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between</text:p>
          </table:table-cell>
          <table:table-cell table:number-columns-repeated="12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big</text:p>
          </table:table-cell>
          <table:table-cell table:number-columns-repeated="13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both</text:p>
          </table:table-cell>
          <table:table-cell table:number-columns-repeated="14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came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4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children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6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111">
            <text:p>.1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1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3" office:value-type="float" office:value="0.1">
            <text:p>.1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143">
            <text:p>.1</text:p>
          </table:table-cell>
          <table:table-cell office:value-type="float" office:value="0.2">
            <text:p>.2</text:p>
          </table:table-cell>
          <table:table-cell table:number-columns-repeated="3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091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167">
            <text:p>.2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come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4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111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077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1">
            <text:p>.1</text:p>
          </table:table-cell>
          <table:table-cell office:value-type="float" office:value="0.25">
            <text:p>.3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71">
            <text:p>.1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table:number-columns-repeated="3"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day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1">
            <text:p>.1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table:style-name="ce7" office:value-type="float" office:value="0.5">
            <text:p>.5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167">
            <text:p>.2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float" office:value="0.167">
            <text:p>.2</text:p>
          </table:table-cell>
          <table:table-cell table:number-columns-repeated="3" office:value-type="float" office:value="0.143">
            <text:p>.1</text:p>
          </table:table-cell>
          <table:table-cell office:value-type="float" office:value="0.071">
            <text:p>.1</text:p>
          </table:table-cell>
          <table:table-cell office:value-type="float" office:value="0.2">
            <text:p>.2</text:p>
          </table:table-cell>
          <table:table-cell office:value-type="float" office:value="0.125">
            <text:p>.1</text:p>
          </table:table-cell>
          <table:table-cell office:value-type="float" office:value="0.167">
            <text:p>.2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table:number-columns-repeated="3"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125">
            <text:p>.1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167">
            <text:p>.2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125">
            <text:p>.1</text:p>
          </table:table-cell>
          <table:table-cell office:value-type="float" office:value="0.143">
            <text:p>.1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4" office:value-type="float" office:value="0.143">
            <text:p>.1</text:p>
          </table:table-cell>
          <table:table-cell office:value-type="float" office:value="0.125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different</text:p>
          </table:table-cell>
          <table:table-cell table:number-columns-repeated="19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end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5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125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table:number-columns-repeated="3" office:value-type="float" office:value="0.167">
            <text:p>.2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table:style-name="ce7" office:value-type="float" office:value="0.5">
            <text:p>.5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25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style-name="ce7" office:value-type="float" office:value="0.5">
            <text:p>.5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even</text:p>
          </table:table-cell>
          <table:table-cell table:number-columns-repeated="10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083">
            <text:p>.1</text:p>
          </table:table-cell>
          <table:table-cell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62">
            <text:p>.1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77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every</text:p>
          </table:table-cell>
          <table:table-cell table:number-columns-repeated="22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few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077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077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083">
            <text:p>.1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float" office:value="0.091">
            <text:p>.1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office:value-type="float" office:value="0.077">
            <text:p>.1</text:p>
          </table:table-cell>
          <table:table-cell office:value-type="float" office:value="0.25">
            <text:p>.3</text:p>
          </table:table-cell>
          <table:table-cell office:value-type="float" office:value="0.083">
            <text:p>.1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59">
            <text:p>.1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07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77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77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find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5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91">
            <text:p>.1</text:p>
          </table:table-cell>
          <table:table-cell office:value-type="float" office:value="0.25">
            <text:p>.3</text:p>
          </table:table-cell>
          <table:table-cell office:value-type="float" office:value="0.1">
            <text:p>.1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67">
            <text:p>.1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3"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food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7"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6" office:value-type="string">
            <text:p><text:s/>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143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2">
            <text:p>.2</text:p>
          </table:table-cell>
          <table:table-cell table:number-columns-repeated="3" office:value-type="float" office:value="0.143">
            <text:p>.1</text:p>
          </table:table-cell>
          <table:table-cell table:number-columns-repeated="2" office:value-type="float" office:value="0.125">
            <text:p>.1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table:number-columns-repeated="4" office:value-type="float" office:value="0.143">
            <text:p>.1</text:p>
          </table:table-cell>
          <table:table-cell office:value-type="float" office:value="0.083">
            <text:p>.1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125">
            <text:p>.1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float" office:value="0.167">
            <text:p>.2</text:p>
          </table:table-cell>
          <table:table-cell office:value-type="float" office:value="0.111">
            <text:p>.1</text:p>
          </table:table-cell>
          <table:table-cell office:value-type="float" office:value="0.167">
            <text:p>.2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form</text:p>
          </table:table-cell>
          <table:table-cell table:number-columns-repeated="10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4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style-name="ce4" office:value-type="float" office:value="0">
            <text:p>.0</text:p>
          </table:table-cell>
          <table:table-cell table:number-columns-repeated="3"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float" office:value="0.167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2">
            <text:p>.2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float" office:value="0.2">
            <text:p>.2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125">
            <text:p>.1</text:p>
          </table:table-cell>
          <table:table-cell table:style-name="ce6" office:value-type="float" office:value="1">
            <text:p>1.0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get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4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1">
            <text:p>.1</text:p>
          </table:table-cell>
          <table:table-cell table:style-name="ce6" office:value-type="float" office:value="1">
            <text:p>1.0</text:p>
          </table:table-cell>
          <table:table-cell office:value-type="float" office:value="0.143">
            <text:p>.1</text:p>
          </table:table-cell>
          <table:table-cell table:number-columns-repeated="5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056">
            <text:p>.1</text:p>
          </table:table-cell>
          <table:table-cell office:value-type="float" office:value="0.25">
            <text:p>.3</text:p>
          </table:table-cell>
          <table:table-cell office:value-type="float" office:value="0.059">
            <text:p>.1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062">
            <text:p>.1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45">
            <text:p>.0</text:p>
          </table:table-cell>
          <table:table-cell office:value-type="float" office:value="0.071">
            <text:p>.1</text:p>
          </table:table-cell>
          <table:table-cell table:number-columns-repeated="2" office:value-type="float" office:value="0.062">
            <text:p>.1</text:p>
          </table:table-cell>
          <table:table-cell office:value-type="float" office:value="0.059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62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53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56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56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style-name="ce6" office:value-type="float" office:value="1">
            <text:p>1.0</text:p>
          </table:table-cell>
          <table:table-cell office:value-type="float" office:value="0.059">
            <text:p>.1</text:p>
          </table:table-cell>
          <table:table-cell office:value-type="float" office:value="0.067">
            <text:p>.1</text:p>
          </table:table-cell>
          <table:table-cell table:style-name="ce7" office:value-type="float" office:value="0.5">
            <text:p>.5</text:p>
          </table:table-cell>
          <table:table-cell office:value-type="float" office:value="0.07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give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091">
            <text:p>.1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62">
            <text:p>.1</text:p>
          </table:table-cell>
          <table:table-cell office:value-type="float" office:value="0.125">
            <text:p>.1</text:p>
          </table:table-cell>
          <table:table-cell office:value-type="float" office:value="0.167">
            <text:p>.2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077">
            <text:p>.1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table:style-name="ce7" office:value-type="float" office:value="0.5">
            <text:p>.5</text:p>
          </table:table-cell>
          <table:table-cell office:value-type="float" office:value="0.08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go</text:p>
          </table:table-cell>
          <table:table-cell table:number-columns-repeated="9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string">
            <text:p><text:s/></text:p>
          </table:table-cell>
          <table:table-cell table:number-columns-repeated="4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111">
            <text:p>.1</text:p>
          </table:table-cell>
          <table:table-cell table:style-name="ce7" office:value-type="float" office:value="0.5">
            <text:p>.5</text:p>
          </table:table-cell>
          <table:table-cell office:value-type="float" office:value="0.2">
            <text:p>.2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1">
            <text:p>.1</text:p>
          </table:table-cell>
          <table:table-cell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style-name="ce6" office:value-type="float" office:value="1">
            <text:p>1.0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62">
            <text:p>.1</text:p>
          </table:table-cell>
          <table:table-cell office:value-type="float" office:value="0.111">
            <text:p>.1</text:p>
          </table:table-cell>
          <table:table-cell office:value-type="float" office:value="0.091">
            <text:p>.1</text:p>
          </table:table-cell>
          <table:table-cell office:value-type="float" office:value="0.1">
            <text:p>.1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table:style-name="ce6" office:value-type="float" office:value="1">
            <text:p>1.0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great</text:p>
          </table:table-cell>
          <table:table-cell office:value-type="string">
            <text:p><text:s/></text:p>
          </table:table-cell>
          <table:table-cell office:value-type="float" office:value="0.111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143">
            <text:p>.1</text:p>
          </table:table-cell>
          <table:table-cell table:number-columns-repeated="3"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table:number-columns-repeated="2"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1">
            <text:p>.1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083">
            <text:p>.1</text:p>
          </table:table-cell>
          <table:table-cell office:value-type="string">
            <text:p><text:s/></text:p>
          </table:table-cell>
          <table:table-cell office:value-type="float" office:value="0.077">
            <text:p>.1</text:p>
          </table:table-cell>
          <table:table-cell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float" office:value="0.111">
            <text:p>.1</text:p>
          </table:table-cell>
          <table:table-cell office:value-type="float" office:value="0.056">
            <text:p>.1</text:p>
          </table:table-cell>
          <table:table-cell office:value-type="float" office:value="0.083">
            <text:p>.1</text:p>
          </table:table-cell>
          <table:table-cell office:value-type="float" office:value="0.1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77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help</text:p>
          </table:table-cell>
          <table:table-cell table:number-columns-repeated="9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7" office:value-type="float" office:value="0.25">
            <text:p>.3</text:p>
          </table:table-cell>
          <table:table-cell office:value-type="float" office:value="0.167">
            <text:p>.2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125">
            <text:p>.1</text:p>
          </table:table-cell>
          <table:table-cell office:value-type="float" office:value="0.167">
            <text:p>.2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077">
            <text:p>.1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25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">
            <text:p>.2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8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float" office:value="0.111">
            <text:p>.1</text:p>
          </table:table-cell>
          <table:table-cell table:style-name="ce7" office:value-type="float" office:value="0.5">
            <text:p>.5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here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2">
            <text:p>.2</text:p>
          </table:table-cell>
          <table:table-cell table:number-columns-repeated="6" office:value-type="string">
            <text:p><text:s/>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059">
            <text:p>.1</text:p>
          </table:table-cell>
          <table:table-cell table:number-columns-repeated="2" office:value-type="float" office:value="0.091">
            <text:p>.1</text:p>
          </table:table-cell>
          <table:table-cell table:number-columns-repeated="2" office:value-type="float" office:value="0.125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home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table:number-columns-repeated="7"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4"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table:number-columns-repeated="6" office:value-type="float" office:value="0.2">
            <text:p>.2</text:p>
          </table:table-cell>
          <table:table-cell office:value-type="float" office:value="0.143">
            <text:p>.1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2">
            <text:p>.2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table:style-name="ce6" office:value-type="float" office:value="1">
            <text:p>1.0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house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8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125">
            <text:p>.1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table:style-name="ce6" office:value-type="float" office:value="1">
            <text:p>1.0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111">
            <text:p>.1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">
            <text:p>.2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3" office:value-type="float" office:value="0.2">
            <text:p>.2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8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25">
            <text:p>.3</text:p>
          </table:table-cell>
          <table:table-cell office:value-type="float" office:value="0.167">
            <text:p>.2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25">
            <text:p>.3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important</text:p>
          </table:table-cell>
          <table:table-cell table:number-columns-repeated="35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keep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71">
            <text:p>.1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large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7"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3"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table:number-columns-repeated="2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2">
            <text:p>.2</text:p>
          </table:table-cell>
          <table:table-cell office:value-type="float" office:value="0.062">
            <text:p>.1</text:p>
          </table:table-cell>
          <table:table-cell office:value-type="float" office:value="0.167">
            <text:p>.2</text:p>
          </table:table-cell>
          <table:table-cell office:value-type="float" office:value="0.091">
            <text:p>.1</text:p>
          </table:table-cell>
          <table:table-cell table:style-name="ce6" office:value-type="float" office:value="1">
            <text:p>1.0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table:style-name="ce4" office:value-type="float" office:value="0">
            <text:p>.0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67">
            <text:p>.1</text:p>
          </table:table-cell>
          <table:table-cell office:value-type="float" office:value="0.143">
            <text:p>.1</text:p>
          </table:table-cell>
          <table:table-cell office:value-type="float" office:value="0.2">
            <text:p>.2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last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table:number-columns-repeated="3" office:value-type="float" office:value="0.333">
            <text:p>.3</text:p>
          </table:table-cell>
          <table:table-cell office:value-type="float" office:value="0.071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25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style-name="ce6" office:value-type="float" office:value="1">
            <text:p>1.0</text:p>
          </table:table-cell>
          <table:table-cell office:value-type="float" office:value="0.125">
            <text:p>.1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left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style-name="ce6" office:value-type="float" office:value="1">
            <text:p>1.0</text:p>
          </table:table-cell>
          <table:table-cell table:style-name="ce7" office:value-type="float" office:value="0.5">
            <text:p>.5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number-columns-repeated="2"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77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line</text:p>
          </table:table-cell>
          <table:table-cell office:value-type="float" office:value="0.25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7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143">
            <text:p>.1</text:p>
          </table:table-cell>
          <table:table-cell table:style-name="ce7" office:value-type="float" office:value="0.5">
            <text:p>.5</text:p>
          </table:table-cell>
          <table:table-cell table:number-columns-repeated="4"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office:value-type="float" office:value="0.167">
            <text:p>.2</text:p>
          </table:table-cell>
          <table:table-cell office:value-type="float" office:value="0.125">
            <text:p>.1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2" table:style-name="ce7" office:value-type="float" office:value="0.5">
            <text:p>.5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3" office:value-type="float" office:value="0.25">
            <text:p>.3</text:p>
          </table:table-cell>
          <table:table-cell table:number-columns-repeated="2" office:value-type="float" office:value="0.111">
            <text:p>.1</text:p>
          </table:table-cell>
          <table:table-cell table:style-name="ce7" office:value-type="float" office:value="0.5">
            <text:p>.5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look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8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6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067">
            <text:p>.1</text:p>
          </table:table-cell>
          <table:table-cell table:number-columns-repeated="2" office:value-type="float" office:value="0.143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me</text:p>
          </table:table-cell>
          <table:table-cell office:value-type="string">
            <text:p><text:s/></text:p>
          </table:table-cell>
          <table:table-cell office:value-type="float" office:value="0.111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07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062">
            <text:p>.1</text:p>
          </table:table-cell>
          <table:table-cell office:value-type="string">
            <text:p><text:s/></text:p>
          </table:table-cell>
          <table:table-cell office:value-type="float" office:value="0.059">
            <text:p>.1</text:p>
          </table:table-cell>
          <table:table-cell office:value-type="float" office:value="0.067">
            <text:p>.1</text:p>
          </table:table-cell>
          <table:table-cell table:number-columns-repeated="2" office:value-type="float" office:value="0.083">
            <text:p>.1</text:p>
          </table:table-cell>
          <table:table-cell office:value-type="float" office:value="0.045">
            <text:p>.0</text:p>
          </table:table-cell>
          <table:table-cell table:number-columns-repeated="2" office:value-type="float" office:value="0.062">
            <text:p>.1</text:p>
          </table:table-cell>
          <table:table-cell table:number-columns-repeated="2" office:value-type="float" office:value="0.077">
            <text:p>.1</text:p>
          </table:table-cell>
          <table:table-cell table:number-columns-repeated="2" office:value-type="float" office:value="0.125">
            <text:p>.1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office:value-type="float" office:value="0.071">
            <text:p>.1</text:p>
          </table:table-cell>
          <table:table-cell office:value-type="float" office:value="0.067">
            <text:p>.1</text:p>
          </table:table-cell>
          <table:table-cell office:value-type="float" office:value="0.071">
            <text:p>.1</text:p>
          </table:table-cell>
          <table:table-cell office:value-type="float" office:value="0.111">
            <text:p>.1</text:p>
          </table:table-cell>
          <table:table-cell office:value-type="float" office:value="0.125">
            <text:p>.1</text:p>
          </table:table-cell>
          <table:table-cell office:value-type="float" office:value="0.067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067">
            <text:p>.1</text:p>
          </table:table-cell>
          <table:table-cell table:number-columns-repeated="2" office:value-type="float" office:value="0.083">
            <text:p>.1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077">
            <text:p>.1</text:p>
          </table:table-cell>
          <table:table-cell office:value-type="float" office:value="0.067">
            <text:p>.1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125">
            <text:p>.1</text:p>
          </table:table-cell>
          <table:table-cell office:value-type="float" office:value="0.077">
            <text:p>.1</text:p>
          </table:table-cell>
          <table:table-cell office:value-type="float" office:value="0.111">
            <text:p>.1</text:p>
          </table:table-cell>
          <table:table-cell office:value-type="float" office:value="0.071">
            <text:p>.1</text:p>
          </table:table-cell>
          <table:table-cell table:number-columns-repeated="2" office:value-type="float" office:value="0.083">
            <text:p>.1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077">
            <text:p>.1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077">
            <text:p>.1</text:p>
          </table:table-cell>
          <table:table-cell table:number-columns-repeated="2" office:value-type="float" office:value="0.083">
            <text:p>.1</text:p>
          </table:table-cell>
          <table:table-cell office:value-type="float" office:value="0.062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43">
            <text:p>.1</text:p>
          </table:table-cell>
          <table:table-cell table:number-columns-repeated="3" office:value-type="float" office:value="0.083">
            <text:p>.1</text:p>
          </table:table-cell>
          <table:table-cell table:number-columns-repeated="2" office:value-type="float" office:value="0.062">
            <text:p>.1</text:p>
          </table:table-cell>
          <table:table-cell office:value-type="float" office:value="0.1">
            <text:p>.1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men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7"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6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3" office:value-type="float" office:value="0.143">
            <text:p>.1</text:p>
          </table:table-cell>
          <table:table-cell office:value-type="float" office:value="0.2">
            <text:p>.2</text:p>
          </table:table-cell>
          <table:table-cell office:value-type="float" office:value="0.071">
            <text:p>.1</text:p>
          </table:table-cell>
          <table:table-cell office:value-type="float" office:value="0.125">
            <text:p>.1</text:p>
          </table:table-cell>
          <table:table-cell office:value-type="float" office:value="0.111">
            <text:p>.1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2">
            <text:p>.2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3" office:value-type="float" office:value="0.143">
            <text:p>.1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office:value-type="float" office:value="0.091">
            <text:p>.1</text:p>
          </table:table-cell>
          <table:table-cell table:style-name="ce4" office:value-type="float" office:value="0">
            <text:p>.0</text:p>
          </table:table-cell>
          <table:table-cell table:number-columns-repeated="3"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3"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office:value-type="float" office:value="0.167">
            <text:p>.2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office:value-type="float" office:value="0.125">
            <text:p>.1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143">
            <text:p>.1</text:p>
          </table:table-cell>
          <table:table-cell table:number-columns-repeated="4" office:value-type="float" office:value="0.125">
            <text:p>.1</text:p>
          </table:table-cell>
          <table:table-cell table:style-name="ce6" office:value-type="float" office:value="1">
            <text:p>1.0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might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7"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2">
            <text:p>.2</text:p>
          </table:table-cell>
          <table:table-cell office:value-type="float" office:value="0.062">
            <text:p>.1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2">
            <text:p>.2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float" office:value="0.167">
            <text:p>.2</text:p>
          </table:table-cell>
          <table:table-cell office:value-type="float" office:value="0.143">
            <text:p>.1</text:p>
          </table:table-cell>
          <table:table-cell office:value-type="float" office:value="0.067">
            <text:p>.1</text:p>
          </table:table-cell>
          <table:table-cell office:value-type="float" office:value="0.143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table:number-columns-repeated="3"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143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083">
            <text:p>.1</text:p>
          </table:table-cell>
          <table:table-cell office:value-type="float" office:value="0.167">
            <text:p>.2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125">
            <text:p>.1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much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091">
            <text:p>.1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062">
            <text:p>.1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091">
            <text:p>.1</text:p>
          </table:table-cell>
          <table:table-cell table:number-columns-repeated="4"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float" office:value="0.111">
            <text:p>.1</text:p>
          </table:table-cell>
          <table:table-cell office:value-type="float" office:value="0.067">
            <text:p>.1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must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6" office:value-type="string">
            <text:p><text:s/>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1">
            <text:p>.1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office:value-type="float" office:value="0.059">
            <text:p>.1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125">
            <text:p>.1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1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name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10" office:value-type="float" office:value="0.333">
            <text:p>.3</text:p>
          </table:table-cell>
          <table:table-cell office:value-type="float" office:value="0.083">
            <text:p>.1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table:number-columns-repeated="3" office:value-type="string">
            <text:p><text:s/>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143">
            <text:p>.1</text:p>
          </table:table-cell>
          <table:table-cell table:style-name="ce7" office:value-type="float" office:value="0.5">
            <text:p>.5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never</text:p>
          </table:table-cell>
          <table:table-cell table:number-columns-repeated="48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new</text:p>
          </table:table-cell>
          <table:table-cell table:number-columns-repeated="49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next</text:p>
          </table:table-cell>
          <table:table-cell table:number-columns-repeated="50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number</text:p>
          </table:table-cell>
          <table:table-cell table:number-columns-repeated="10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4" office:value-type="float" office:value="0.25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111">
            <text:p>.1</text:p>
          </table:table-cell>
          <table:table-cell table:style-name="ce6" office:value-type="float" office:value="1">
            <text:p>1.0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77">
            <text:p>.1</text:p>
          </table:table-cell>
          <table:table-cell office:value-type="float" office:value="0.167">
            <text:p>.2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3" office:value-type="float" office:value="0.25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3" office:value-type="float" office:value="0.25">
            <text:p>.3</text:p>
          </table:table-cell>
          <table:table-cell table:number-columns-repeated="2" office:value-type="float" office:value="0.2">
            <text:p>.2</text:p>
          </table:table-cell>
          <table:table-cell office:value-type="float" office:value="0.111">
            <text:p>.1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number-columns-repeated="3" office:value-type="float" office:value="0.25">
            <text:p>.3</text:p>
          </table:table-cell>
          <table:table-cell table:number-columns-repeated="5"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off</text:p>
          </table:table-cell>
          <table:table-cell table:number-columns-repeated="8" office:value-type="float" office:value="0.25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table:number-columns-repeated="4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float" office:value="0.077">
            <text:p>.1</text:p>
          </table:table-cell>
          <table:table-cell table:number-columns-repeated="2" office:value-type="float" office:value="0.111">
            <text:p>.1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style-name="ce4" office:value-type="float" office:value="0">
            <text:p>.0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old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7"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091">
            <text:p>.1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2">
            <text:p>.2</text:p>
          </table:table-cell>
          <table:table-cell office:value-type="float" office:value="0.062">
            <text:p>.1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float" office:value="0.167">
            <text:p>.2</text:p>
          </table:table-cell>
          <table:table-cell office:value-type="float" office:value="0.143">
            <text:p>.1</text:p>
          </table:table-cell>
          <table:table-cell office:value-type="float" office:value="0.067">
            <text:p>.1</text:p>
          </table:table-cell>
          <table:table-cell table:number-columns-repeated="2" office:value-type="float" office:value="0.143">
            <text:p>.1</text:p>
          </table:table-cell>
          <table:table-cell table:number-columns-repeated="3" office:value-type="float" office:value="0.111">
            <text:p>.1</text:p>
          </table:table-cell>
          <table:table-cell table:number-columns-repeated="3"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our</text:p>
          </table:table-cell>
          <table:table-cell table:number-columns-repeated="54" office:value-type="string">
            <text:p><text:s/></text:p>
          </table:table-cell>
          <table:table-cell office:value-type="float" office:value="0">
            <text:p>.0</text:p>
          </table:table-cell>
          <table:table-cell table:number-columns-repeated="30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own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125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part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8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4" office:value-type="float" office:value="0.333">
            <text:p>.3</text:p>
          </table:table-cell>
          <table:table-cell table:number-columns-repeated="2" table:style-name="ce7" office:value-type="float" office:value="0.5">
            <text:p>.5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125">
            <text:p>.1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place</text:p>
          </table:table-cell>
          <table:table-cell table:number-columns-repeated="9"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office:value-type="string">
            <text:p><text:s/></text:p>
          </table:table-cell>
          <table:table-cell table:number-columns-repeated="4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4" office:value-type="float" office:value="0.25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2">
            <text:p>.2</text:p>
          </table:table-cell>
          <table:table-cell table:number-columns-repeated="4" office:value-type="float" office:value="0.25">
            <text:p>.3</text:p>
          </table:table-cell>
          <table:table-cell table:number-columns-repeated="2"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float" office:value="0.167">
            <text:p>.2</text:p>
          </table:table-cell>
          <table:table-cell office:value-type="float" office:value="0.143">
            <text:p>.1</text:p>
          </table:table-cell>
          <table:table-cell table:number-columns-repeated="9"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table:style-name="ce4" office:value-type="float" office:value="0">
            <text:p>.0</text:p>
          </table:table-cell>
          <table:table-cell table:style-name="ce6" office:value-type="float" office:value="1">
            <text:p>1.0</text:p>
          </table:table-cell>
          <table:table-cell table:style-name="ce7" office:value-type="float" office:value="0.5">
            <text:p>.5</text:p>
          </table:table-cell>
          <table:table-cell office:value-type="float" office:value="0.1">
            <text:p>.1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table:number-columns-repeated="2" table:style-name="ce7" office:value-type="float" office:value="0.5">
            <text:p>.5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put</text:p>
          </table:table-cell>
          <table:table-cell table:number-columns-repeated="10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091">
            <text:p>.1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125">
            <text:p>.1</text:p>
          </table:table-cell>
          <table:table-cell table:number-columns-repeated="3" office:value-type="float" office:value="0.333">
            <text:p>.3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7" office:value-type="float" office:value="0.25">
            <text:p>.3</text:p>
          </table:table-cell>
          <table:table-cell office:value-type="float" office:value="0.077">
            <text:p>.1</text:p>
          </table:table-cell>
          <table:table-cell table:number-columns-repeated="2" office:value-type="float" office:value="0.111">
            <text:p>.1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float" office:value="0.071">
            <text:p>.1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67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71">
            <text:p>.1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071">
            <text:p>.1</text:p>
          </table:table-cell>
          <table:table-cell office:value-type="float" office:value="0.333">
            <text:p>.3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right</text:p>
          </table:table-cell>
          <table:table-cell table:number-columns-repeated="9"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111">
            <text:p>.1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333">
            <text:p>.3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4"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77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same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091">
            <text:p>.1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077">
            <text:p>.1</text:p>
          </table:table-cell>
          <table:table-cell office:value-type="string">
            <text:p><text:s/></text:p>
          </table:table-cell>
          <table:table-cell office:value-type="float" office:value="0.071">
            <text:p>.1</text:p>
          </table:table-cell>
          <table:table-cell office:value-type="float" office:value="0.083">
            <text:p>.1</text:p>
          </table:table-cell>
          <table:table-cell office:value-type="float" office:value="0.111">
            <text:p>.1</text:p>
          </table:table-cell>
          <table:table-cell office:value-type="float" office:value="0.1">
            <text:p>.1</text:p>
          </table:table-cell>
          <table:table-cell office:value-type="float" office:value="0.053">
            <text:p>.1</text:p>
          </table:table-cell>
          <table:table-cell office:value-type="float" office:value="0.077">
            <text:p>.1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167">
            <text:p>.2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table:number-columns-repeated="3" office:value-type="float" office:value="0.083">
            <text:p>.1</text:p>
          </table:table-cell>
          <table:table-cell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083">
            <text:p>.1</text:p>
          </table:table-cell>
          <table:table-cell office:value-type="float" office:value="0.071">
            <text:p>.1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083">
            <text:p>.1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table:number-columns-repeated="3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table:number-columns-repeated="2"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float" office:value="0.071">
            <text:p>.1</text:p>
          </table:table-cell>
          <table:table-cell office:value-type="float" office:value="0.091">
            <text:p>.1</text:p>
          </table:table-cell>
          <table:table-cell table:style-name="ce4" office:value-type="float" office:value="0">
            <text:p>.0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77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77">
            <text:p>.1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set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office:value-type="float" office:value="0.25">
            <text:p>.3</text:p>
          </table:table-cell>
          <table:table-cell office:value-type="float" office:value="0.167">
            <text:p>.2</text:p>
          </table:table-cell>
          <table:table-cell table:number-columns-repeated="2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3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2" table:style-name="ce6" office:value-type="float" office:value="1">
            <text:p>1.0</text:p>
          </table:table-cell>
          <table:table-cell table:number-columns-repeated="2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style-name="ce7" office:value-type="float" office:value="0.5">
            <text:p>.5</text:p>
          </table:table-cell>
          <table:table-cell table:number-columns-repeated="3" office:value-type="float" office:value="0.333">
            <text:p>.3</text:p>
          </table:table-cell>
          <table:table-cell office:value-type="float" office:value="0.125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143">
            <text:p>.1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show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table:number-columns-repeated="9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7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style-name="ce7" office:value-type="float" office:value="0.5">
            <text:p>.5</text:p>
          </table:table-cell>
          <table:table-cell table:number-columns-repeated="3" office:value-type="float" office:value="0.333">
            <text:p>.3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something</text:p>
          </table:table-cell>
          <table:table-cell table:number-columns-repeated="63" office:value-type="string">
            <text:p><text:s/></text:p>
          </table:table-cell>
          <table:table-cell office:value-type="float" office:value="0">
            <text:p>.0</text:p>
          </table:table-cell>
          <table:table-cell table:number-columns-repeated="21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sound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083">
            <text:p>.1</text:p>
          </table:table-cell>
          <table:table-cell office:value-type="float" office:value="0.167">
            <text:p>.2</text:p>
          </table:table-cell>
          <table:table-cell office:value-type="float" office:value="0.2">
            <text:p>.2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style-name="ce6" office:value-type="float" office:value="1">
            <text:p>1.0</text:p>
          </table:table-cell>
          <table:table-cell office:value-type="float" office:value="0.111">
            <text:p>.1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still</text:p>
          </table:table-cell>
          <table:table-cell table:number-columns-repeated="10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1">
            <text:p>.1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333">
            <text:p>.3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7" office:value-type="float" office:value="0.25">
            <text:p>.3</text:p>
          </table:table-cell>
          <table:table-cell office:value-type="float" office:value="0.077">
            <text:p>.1</text:p>
          </table:table-cell>
          <table:table-cell office:value-type="float" office:value="0.2">
            <text:p>.2</text:p>
          </table:table-cell>
          <table:table-cell office:value-type="float" office:value="0.167">
            <text:p>.2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such</text:p>
          </table:table-cell>
          <table:table-cell table:number-columns-repeated="66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table:number-columns-repeated="7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take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5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125">
            <text:p>.1</text:p>
          </table:table-cell>
          <table:table-cell table:number-columns-repeated="9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3" office:value-type="float" office:value="0.333">
            <text:p>.3</text:p>
          </table:table-cell>
          <table:table-cell table:number-columns-repeated="2" table:style-name="ce7" office:value-type="float" office:value="0.5">
            <text:p>.5</text:p>
          </table:table-cell>
          <table:table-cell office:value-type="string">
            <text:p><text:s/></text:p>
          </table:table-cell>
          <table:table-cell table:number-columns-repeated="3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table:number-columns-repeated="3" office:value-type="float" office:value="0.333">
            <text:p>.3</text:p>
          </table:table-cell>
          <table:table-cell office:value-type="float" office:value="0.067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77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table:style-name="ce7" office:value-type="float" office:value="0.5">
            <text:p>.5</text:p>
          </table:table-cell>
          <table:table-cell office:value-type="float" office:value="0.071">
            <text:p>.1</text:p>
          </table:table-cell>
          <table:table-cell office:value-type="float" office:value="0.077">
            <text:p>.1</text:p>
          </table:table-cell>
          <table:table-cell table:style-name="ce7" office:value-type="float" office:value="0.5">
            <text:p>.5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tell</text:p>
          </table:table-cell>
          <table:table-cell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8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25">
            <text:p>.3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4"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2">
            <text:p>.2</text:p>
          </table:table-cell>
          <table:table-cell office:value-type="float" office:value="0.25">
            <text:p>.3</text:p>
          </table:table-cell>
          <table:table-cell office:value-type="float" office:value="0.077">
            <text:p>.1</text:p>
          </table:table-cell>
          <table:table-cell office:value-type="float" office:value="0.2">
            <text:p>.2</text:p>
          </table:table-cell>
          <table:table-cell office:value-type="float" office:value="0.111">
            <text:p>.1</text:p>
          </table:table-cell>
          <table:table-cell table:number-columns-repeated="6" office:value-type="float" office:value="0.25">
            <text:p>.3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25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2">
            <text:p>.2</text:p>
          </table:table-cell>
          <table:table-cell table:number-columns-repeated="2"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3" office:value-type="float" office:value="0.25">
            <text:p>.3</text:p>
          </table:table-cell>
          <table:table-cell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77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077">
            <text:p>.1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think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125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8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style-name="ce4" office:value-type="float" office:value="0">
            <text:p>.0</text:p>
          </table:table-cell>
          <table:table-cell table:style-name="ce6" office:value-type="float" office:value="1">
            <text:p>1.0</text:p>
          </table:table-cell>
          <table:table-cell office:value-type="float" office:value="0.067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67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071">
            <text:p>.1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thought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9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7" office:value-type="float" office:value="0.333">
            <text:p>.3</text:p>
          </table:table-cell>
          <table:table-cell office:value-type="float" office:value="0.083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8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style-name="ce6" office:value-type="float" office:value="1">
            <text:p>1.0</text:p>
          </table:table-cell>
          <table:table-cell table:style-name="ce4" office:value-type="float" office:value="0">
            <text:p>.0</text:p>
          </table:table-cell>
          <table:table-cell office:value-type="float" office:value="0.09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three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083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077">
            <text:p>.1</text:p>
          </table:table-cell>
          <table:table-cell office:value-type="float" office:value="0.091">
            <text:p>.1</text:p>
          </table:table-cell>
          <table:table-cell table:number-columns-repeated="2" office:value-type="float" office:value="0.111">
            <text:p>.1</text:p>
          </table:table-cell>
          <table:table-cell office:value-type="float" office:value="0.056">
            <text:p>.1</text:p>
          </table:table-cell>
          <table:table-cell table:number-columns-repeated="4" office:value-type="float" office:value="0.083">
            <text:p>.1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083">
            <text:p>.1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float" office:value="0.077">
            <text:p>.1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float" office:value="0.062">
            <text:p>.1</text:p>
          </table:table-cell>
          <table:table-cell office:value-type="float" office:value="0.111">
            <text:p>.1</text:p>
          </table:table-cell>
          <table:table-cell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091">
            <text:p>.1</text:p>
          </table:table-cell>
          <table:table-cell office:value-type="float" office:value="0.111">
            <text:p>.1</text:p>
          </table:table-cell>
          <table:table-cell table:number-columns-repeated="3"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2"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office:value-type="float" office:value="0.067">
            <text:p>.1</text:p>
          </table:table-cell>
          <table:table-cell table:number-columns-repeated="2" office:value-type="float" office:value="0.077">
            <text:p>.1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083">
            <text:p>.1</text:p>
          </table:table-cell>
          <table:table-cell office:value-type="string">
            <text:p><text:s/></text:p>
          </table:table-cell>
          <table:table-cell office:value-type="float" office:value="0.067">
            <text:p>.1</text:p>
          </table:table-cell>
          <table:table-cell office:value-type="float" office:value="0.077">
            <text:p>.1</text:p>
          </table:table-cell>
          <table:table-cell office:value-type="float" office:value="0.067">
            <text:p>.1</text:p>
          </table:table-cell>
          <table:table-cell office:value-type="float" office:value="0.091">
            <text:p>.1</text:p>
          </table:table-cell>
          <table:table-cell table:style-name="ce4" office:value-type="float" office:value="0">
            <text:p>.0</text:p>
          </table:table-cell>
          <table:table-cell table:number-columns-repeated="5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through</text:p>
          </table:table-cell>
          <table:table-cell table:number-columns-repeated="72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together</text:p>
          </table:table-cell>
          <table:table-cell table:number-columns-repeated="73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4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too</text:p>
          </table:table-cell>
          <table:table-cell table:number-columns-repeated="3"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table:number-columns-repeated="70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under</text:p>
          </table:table-cell>
          <table:table-cell table:number-columns-repeated="11"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table:number-columns-repeated="63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until</text:p>
          </table:table-cell>
          <table:table-cell table:number-columns-repeated="76" office:value-type="string">
            <text:p><text:s/></text:p>
          </table:table-cell>
          <table:table-cell office:value-type="float" office:value="0">
            <text:p>.0</text:p>
          </table:table-cell>
          <table:table-cell table:number-columns-repeated="8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us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7"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office:value-type="float" office:value="0.083">
            <text:p>.1</text:p>
          </table:table-cell>
          <table:table-cell office:value-type="string">
            <text:p><text:s/></text:p>
          </table:table-cell>
          <table:table-cell office:value-type="float" office:value="0.077">
            <text:p>.1</text:p>
          </table:table-cell>
          <table:table-cell office:value-type="float" office:value="0.091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float" office:value="0.056">
            <text:p>.1</text:p>
          </table:table-cell>
          <table:table-cell table:number-columns-repeated="2" office:value-type="float" office:value="0.083">
            <text:p>.1</text:p>
          </table:table-cell>
          <table:table-cell table:number-columns-repeated="2" office:value-type="float" office:value="0.1">
            <text:p>.1</text:p>
          </table:table-cell>
          <table:table-cell table:number-columns-repeated="2" office:value-type="float" office:value="0.125">
            <text:p>.1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143">
            <text:p>.1</text:p>
          </table:table-cell>
          <table:table-cell table:number-columns-repeated="3"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2"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office:value-type="float" office:value="0.071">
            <text:p>.1</text:p>
          </table:table-cell>
          <table:table-cell office:value-type="float" office:value="0.111">
            <text:p>.1</text:p>
          </table:table-cell>
          <table:table-cell office:value-type="float" office:value="0.091">
            <text:p>.1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083">
            <text:p>.1</text:p>
          </table:table-cell>
          <table:table-cell office:value-type="string">
            <text:p><text:s/></text:p>
          </table:table-cell>
          <table:table-cell office:value-type="float" office:value="0.077">
            <text:p>.1</text:p>
          </table:table-cell>
          <table:table-cell office:value-type="float" office:value="0.091">
            <text:p>.1</text:p>
          </table:table-cell>
          <table:table-cell office:value-type="float" office:value="0.067">
            <text:p>.1</text:p>
          </table:table-cell>
          <table:table-cell office:value-type="float" office:value="0.091">
            <text:p>.1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111">
            <text:p>.1</text:p>
          </table:table-cell>
          <table:table-cell office:value-type="float" office:value="0.091">
            <text:p>.1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083">
            <text:p>.1</text:p>
          </table:table-cell>
          <table:table-cell office:value-type="float" office:value="0.1">
            <text:p>.1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want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table:number-columns-repeated="9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7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111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167">
            <text:p>.2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91">
            <text:p>.1</text:p>
          </table:table-cell>
          <table:table-cell office:value-type="float" office:value="0.333">
            <text:p>.3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well</text:p>
          </table:table-cell>
          <table:table-cell table:number-columns-repeated="9" office:value-type="float" office:value="0.167">
            <text:p>.2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table:number-columns-repeated="4" office:value-type="float" office:value="0.167">
            <text:p>.2</text:p>
          </table:table-cell>
          <table:table-cell office:value-type="float" office:value="0.2">
            <text:p>.2</text:p>
          </table:table-cell>
          <table:table-cell office:value-type="float" office:value="0.125">
            <text:p>.1</text:p>
          </table:table-cell>
          <table:table-cell office:value-type="float" office:value="0.2">
            <text:p>.2</text:p>
          </table:table-cell>
          <table:table-cell office:value-type="float" office:value="0.1">
            <text:p>.1</text:p>
          </table:table-cell>
          <table:table-cell table:number-columns-repeated="6" office:value-type="float" office:value="0.167">
            <text:p>.2</text:p>
          </table:table-cell>
          <table:table-cell office:value-type="float" office:value="0.111">
            <text:p>.1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167">
            <text:p>.2</text:p>
          </table:table-cell>
          <table:table-cell office:value-type="float" office:value="0.25">
            <text:p>.3</text:p>
          </table:table-cell>
          <table:table-cell office:value-type="float" office:value="0.167">
            <text:p>.2</text:p>
          </table:table-cell>
          <table:table-cell office:value-type="float" office:value="0.143">
            <text:p>.1</text:p>
          </table:table-cell>
          <table:table-cell table:number-columns-repeated="4" office:value-type="float" office:value="0.167">
            <text:p>.2</text:p>
          </table:table-cell>
          <table:table-cell office:value-type="float" office:value="0.2">
            <text:p>.2</text:p>
          </table:table-cell>
          <table:table-cell table:number-columns-repeated="3" office:value-type="float" office:value="0.167">
            <text:p>.2</text:p>
          </table:table-cell>
          <table:table-cell office:value-type="float" office:value="0.25">
            <text:p>.3</text:p>
          </table:table-cell>
          <table:table-cell office:value-type="float" office:value="0.167">
            <text:p>.2</text:p>
          </table:table-cell>
          <table:table-cell office:value-type="float" office:value="0.083">
            <text:p>.1</text:p>
          </table:table-cell>
          <table:table-cell office:value-type="float" office:value="0.143">
            <text:p>.1</text:p>
          </table:table-cell>
          <table:table-cell office:value-type="float" office:value="0.091">
            <text:p>.1</text:p>
          </table:table-cell>
          <table:table-cell table:number-columns-repeated="9"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2" office:value-type="float" office:value="0.167">
            <text:p>.2</text:p>
          </table:table-cell>
          <table:table-cell table:number-columns-repeated="2" office:value-type="float" office:value="0.143">
            <text:p>.1</text:p>
          </table:table-cell>
          <table:table-cell table:number-columns-repeated="4"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4" office:value-type="float" office:value="0.167">
            <text:p>.2</text:p>
          </table:table-cell>
          <table:table-cell office:value-type="float" office:value="0.143">
            <text:p>.1</text:p>
          </table:table-cell>
          <table:table-cell table:number-columns-repeated="7"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167">
            <text:p>.2</text:p>
          </table:table-cell>
          <table:table-cell table:style-name="ce4" office:value-type="float" office:value="0">
            <text:p>.0</text:p>
          </table:table-cell>
          <table:table-cell office:value-type="float" office:value="0.333">
            <text:p>.3</text:p>
          </table:table-cell>
          <table:table-cell table:number-columns-repeated="2"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went</text:p>
          </table:table-cell>
          <table:table-cell table:number-columns-repeated="9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string">
            <text:p><text:s/></text:p>
          </table:table-cell>
          <table:table-cell table:number-columns-repeated="4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1">
            <text:p>.1</text:p>
          </table:table-cell>
          <table:table-cell table:style-name="ce7" office:value-type="float" office:value="0.5">
            <text:p>.5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4" office:value-type="float" office:value="0.333">
            <text:p>.3</text:p>
          </table:table-cell>
          <table:table-cell office:value-type="float" office:value="0.143">
            <text:p>.1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3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office:value-type="float" office:value="0.333">
            <text:p>.3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125">
            <text:p>.1</text:p>
          </table:table-cell>
          <table:table-cell table:number-columns-repeated="9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2" office:value-type="float" office:value="0.333">
            <text:p>.3</text:p>
          </table:table-cell>
          <table:table-cell table:number-columns-repeated="2" office:value-type="float" office:value="0.25">
            <text:p>.3</text:p>
          </table:table-cell>
          <table:table-cell table:number-columns-repeated="4" office:value-type="float" office:value="0.333">
            <text:p>.3</text:p>
          </table:table-cell>
          <table:table-cell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table:number-columns-repeated="2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25">
            <text:p>.3</text:p>
          </table:table-cell>
          <table:table-cell table:number-columns-repeated="7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333">
            <text:p>.3</text:p>
          </table:table-cell>
          <table:table-cell table:style-name="ce4" office:value-type="float" office:value="0">
            <text:p>.0</text:p>
          </table:table-cell>
          <table:table-cell table:number-columns-repeated="2" office:value-type="string">
            <text:p><text:s/></text:p>
          </table:table-cell>
          <table:table-cell table:style-name="ce6" office:value-type="float" office:value="1">
            <text:p>1.0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while</text:p>
          </table:table-cell>
          <table:table-cell office:value-type="string">
            <text:p><text:s/></text:p>
          </table:table-cell>
          <table:table-cell office:value-type="float" office:value="0.111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083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083">
            <text:p>.1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2">
            <text:p>.2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059">
            <text:p>.1</text:p>
          </table:table-cell>
          <table:table-cell office:value-type="float" office:value="0.091">
            <text:p>.1</text:p>
          </table:table-cell>
          <table:table-cell office:value-type="float" office:value="0.143">
            <text:p>.1</text:p>
          </table:table-cell>
          <table:table-cell office:value-type="float" office:value="0.083">
            <text:p>.1</text:p>
          </table:table-cell>
          <table:table-cell table:number-columns-repeated="4" office:value-type="float" office:value="0.091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083">
            <text:p>.1</text:p>
          </table:table-cell>
          <table:table-cell office:value-type="float" office:value="0.111">
            <text:p>.1</text:p>
          </table:table-cell>
          <table:table-cell office:value-type="float" office:value="0.1">
            <text:p>.1</text:p>
          </table:table-cell>
          <table:table-cell office:value-type="float" office:value="0.062">
            <text:p>.1</text:p>
          </table:table-cell>
          <table:table-cell office:value-type="float" office:value="0.125">
            <text:p>.1</text:p>
          </table:table-cell>
          <table:table-cell office:value-type="float" office:value="0.1">
            <text:p>.1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float" office:value="0.1">
            <text:p>.1</text:p>
          </table:table-cell>
          <table:table-cell table:number-columns-repeated="3"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2"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111">
            <text:p>.1</text:p>
          </table:table-cell>
          <table:table-cell office:value-type="float" office:value="0.071">
            <text:p>.1</text:p>
          </table:table-cell>
          <table:table-cell office:value-type="float" office:value="0.083">
            <text:p>.1</text:p>
          </table:table-cell>
          <table:table-cell office:value-type="float" office:value="0.077">
            <text:p>.1</text:p>
          </table:table-cell>
          <table:table-cell office:value-type="float" office:value="0.143">
            <text:p>.1</text:p>
          </table:table-cell>
          <table:table-cell office:value-type="float" office:value="0.1">
            <text:p>.1</text:p>
          </table:table-cell>
          <table:table-cell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office:value-type="float" office:value="0.071">
            <text:p>.1</text:p>
          </table:table-cell>
          <table:table-cell office:value-type="float" office:value="0.077">
            <text:p>.1</text:p>
          </table:table-cell>
          <table:table-cell office:value-type="float" office:value="0.071">
            <text:p>.1</text:p>
          </table:table-cell>
          <table:table-cell table:number-columns-repeated="2" office:value-type="float" office:value="0.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091">
            <text:p>.1</text:p>
          </table:table-cell>
          <table:table-cell office:value-type="float" office:value="0.083">
            <text:p>.1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.0</text:p>
          </table:table-cell>
          <table:table-cell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why</text:p>
          </table:table-cell>
          <table:table-cell office:value-type="string">
            <text:p><text:s/></text:p>
          </table:table-cell>
          <table:table-cell office:value-type="float" office:value="0.111">
            <text:p>.1</text:p>
          </table:table-cell>
          <table:table-cell table:number-columns-repeated="7" office:value-type="string">
            <text:p><text:s/></text:p>
          </table:table-cell>
          <table:table-cell office:value-type="float" office:value="0.091">
            <text:p>.1</text:p>
          </table:table-cell>
          <table:table-cell table:number-columns-repeated="6"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083">
            <text:p>.1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office:value-type="float" office:value="0.083">
            <text:p>.1</text:p>
          </table:table-cell>
          <table:table-cell table:number-columns-repeated="3" office:value-type="float" office:value="0.125">
            <text:p>.1</text:p>
          </table:table-cell>
          <table:table-cell office:value-type="float" office:value="0.067">
            <text:p>.1</text:p>
          </table:table-cell>
          <table:table-cell office:value-type="float" office:value="0.091">
            <text:p>.1</text:p>
          </table:table-cell>
          <table:table-cell office:value-type="float" office:value="0.1">
            <text:p>.1</text:p>
          </table:table-cell>
          <table:table-cell office:value-type="float" office:value="0.083">
            <text:p>.1</text:p>
          </table:table-cell>
          <table:table-cell office:value-type="float" office:value="0.111">
            <text:p>.1</text:p>
          </table:table-cell>
          <table:table-cell table:number-columns-repeated="3" office:value-type="float" office:value="0.091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1">
            <text:p>.1</text:p>
          </table:table-cell>
          <table:table-cell office:value-type="float" office:value="0.111">
            <text:p>.1</text:p>
          </table:table-cell>
          <table:table-cell office:value-type="float" office:value="0.083">
            <text:p>.1</text:p>
          </table:table-cell>
          <table:table-cell office:value-type="float" office:value="0.111">
            <text:p>.1</text:p>
          </table:table-cell>
          <table:table-cell office:value-type="float" office:value="0.1">
            <text:p>.1</text:p>
          </table:table-cell>
          <table:table-cell office:value-type="float" office:value="0.062">
            <text:p>.1</text:p>
          </table:table-cell>
          <table:table-cell office:value-type="float" office:value="0.125">
            <text:p>.1</text:p>
          </table:table-cell>
          <table:table-cell table:number-columns-repeated="2" office:value-type="float" office:value="0.1">
            <text:p>.1</text:p>
          </table:table-cell>
          <table:table-cell office:value-type="float" office:value="0.091">
            <text:p>.1</text:p>
          </table:table-cell>
          <table:table-cell office:value-type="float" office:value="0.1">
            <text:p>.1</text:p>
          </table:table-cell>
          <table:table-cell table:number-columns-repeated="3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2"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143">
            <text:p>.1</text:p>
          </table:table-cell>
          <table:table-cell office:value-type="float" office:value="0.071">
            <text:p>.1</text:p>
          </table:table-cell>
          <table:table-cell office:value-type="float" office:value="0.091">
            <text:p>.1</text:p>
          </table:table-cell>
          <table:table-cell office:value-type="float" office:value="0.077">
            <text:p>.1</text:p>
          </table:table-cell>
          <table:table-cell office:value-type="float" office:value="0.143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office:value-type="float" office:value="0.091">
            <text:p>.1</text:p>
          </table:table-cell>
          <table:table-cell office:value-type="string">
            <text:p><text:s/></text:p>
          </table:table-cell>
          <table:table-cell table:number-columns-repeated="2" office:value-type="float" office:value="0.077">
            <text:p>.1</text:p>
          </table:table-cell>
          <table:table-cell office:value-type="float" office:value="0.083">
            <text:p>.1</text:p>
          </table:table-cell>
          <table:table-cell office:value-type="float" office:value="0.125">
            <text:p>.1</text:p>
          </table:table-cell>
          <table:table-cell office:value-type="float" office:value="0.083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083">
            <text:p>.1</text:p>
          </table:table-cell>
          <table:table-cell office:value-type="float" office:value="0.091">
            <text:p>.1</text:p>
          </table:table-cell>
          <table:table-cell office:value-type="float" office:value="0.083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111">
            <text:p>.1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work</text:p>
          </table:table-cell>
          <table:table-cell table:number-columns-repeated="10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5" office:value-type="float" office:value="0.333">
            <text:p>.3</text:p>
          </table:table-cell>
          <table:table-cell office:value-type="float" office:value="0.111">
            <text:p>.1</text:p>
          </table:table-cell>
          <table:table-cell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number-columns-repeated="6" office:value-type="float" office:value="0.333">
            <text:p>.3</text:p>
          </table:table-cell>
          <table:table-cell office:value-type="float" office:value="0.143">
            <text:p>.1</text:p>
          </table:table-cell>
          <table:table-cell table:style-name="ce6" office:value-type="float" office:value="1">
            <text:p>1.0</text:p>
          </table:table-cell>
          <table:table-cell table:style-name="ce7" office:value-type="float" office:value="0.5">
            <text:p>.5</text:p>
          </table:table-cell>
          <table:table-cell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2" office:value-type="float" office:value="0.333">
            <text:p>.3</text:p>
          </table:table-cell>
          <table:table-cell office:value-type="float" office:value="0.25">
            <text:p>.3</text:p>
          </table:table-cell>
          <table:table-cell table:number-columns-repeated="5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333">
            <text:p>.3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125">
            <text:p>.1</text:p>
          </table:table-cell>
          <table:table-cell table:number-columns-repeated="9"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6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office:value-type="float" office:value="0.333">
            <text:p>.3</text:p>
          </table:table-cell>
          <table:table-cell office:value-type="string">
            <text:p><text:s/></text:p>
          </table:table-cell>
          <table:table-cell table:number-columns-repeated="3" office:value-type="float" office:value="0.333">
            <text:p>.3</text:p>
          </table:table-cell>
          <table:table-cell table:style-name="ce7" office:value-type="float" office:value="0.5">
            <text:p>.5</text:p>
          </table:table-cell>
          <table:table-cell table:number-columns-repeated="8" office:value-type="float" office:value="0.333">
            <text:p>.3</text:p>
          </table:table-cell>
          <table:table-cell office:value-type="string">
            <text:p><text:s/></text:p>
          </table:table-cell>
          <table:table-cell office:value-type="float" office:value="0.1">
            <text:p>.1</text:p>
          </table:table-cell>
          <table:table-cell table:number-columns-repeated="2" office:value-type="float" office:value="0.333">
            <text:p>.3</text:p>
          </table:table-cell>
          <table:table-cell table:style-name="ce6" office:value-type="float" office:value="1">
            <text:p>1.0</text:p>
          </table:table-cell>
          <table:table-cell table:number-columns-repeated="2" office:value-type="float" office:value="0.111">
            <text:p>.1</text:p>
          </table:table-cell>
          <table:table-cell table:style-name="ce4" office:value-type="float" office:value="0">
            <text:p>.0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office:value-type="string">
            <text:p>world</text:p>
          </table:table-cell>
          <table:table-cell office:value-type="string">
            <text:p><text:s/></text:p>
          </table:table-cell>
          <table:table-cell office:value-type="float" office:value="0.167">
            <text:p>.2</text:p>
          </table:table-cell>
          <table:table-cell table:number-columns-repeated="7" office:value-type="string">
            <text:p><text:s/></text:p>
          </table:table-cell>
          <table:table-cell office:value-type="float" office:value="0.25">
            <text:p>.3</text:p>
          </table:table-cell>
          <table:table-cell table:number-columns-repeated="6" office:value-type="string">
            <text:p><text:s/>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25">
            <text:p>.3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table:number-columns-repeated="2" office:value-type="float" office:value="0.25">
            <text:p>.3</text:p>
          </table:table-cell>
          <table:table-cell office:value-type="float" office:value="0.071">
            <text:p>.1</text:p>
          </table:table-cell>
          <table:table-cell office:value-type="float" office:value="0.125">
            <text:p>.1</text:p>
          </table:table-cell>
          <table:table-cell office:value-type="float" office:value="0.111">
            <text:p>.1</text:p>
          </table:table-cell>
          <table:table-cell table:number-columns-repeated="2" office:value-type="float" office:value="0.125">
            <text:p>.1</text:p>
          </table:table-cell>
          <table:table-cell table:number-columns-repeated="3"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125">
            <text:p>.1</text:p>
          </table:table-cell>
          <table:table-cell table:number-columns-repeated="3" office:value-type="float" office:value="0.143">
            <text:p>.1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office:value-type="float" office:value="0.091">
            <text:p>.1</text:p>
          </table:table-cell>
          <table:table-cell table:style-name="ce6" office:value-type="float" office:value="1">
            <text:p>1.0</text:p>
          </table:table-cell>
          <table:table-cell table:number-columns-repeated="2" office:value-type="float" office:value="0.143">
            <text:p>.1</text:p>
          </table:table-cell>
          <table:table-cell office:value-type="float" office:value="0.2">
            <text:p>.2</text:p>
          </table:table-cell>
          <table:table-cell office:value-type="float" office:value="0.143">
            <text:p>.1</text:p>
          </table:table-cell>
          <table:table-cell table:number-columns-repeated="3" office:value-type="string">
            <text:p><text:s/>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office:value-type="float" office:value="0.143">
            <text:p>.1</text:p>
          </table:table-cell>
          <table:table-cell table:number-columns-repeated="2" office:value-type="string">
            <text:p><text:s/></text:p>
          </table:table-cell>
          <table:table-cell table:style-name="ce7" office:value-type="float" office:value="0.5">
            <text:p>.5</text:p>
          </table:table-cell>
          <table:table-cell office:value-type="float" office:value="0.2">
            <text:p>.2</text:p>
          </table:table-cell>
          <table:table-cell office:value-type="float" office:value="0.091">
            <text:p>.1</text:p>
          </table:table-cell>
          <table:table-cell office:value-type="float" office:value="0.143">
            <text:p>.1</text:p>
          </table:table-cell>
          <table:table-cell office:value-type="float" office:value="0.111">
            <text:p>.1</text:p>
          </table:table-cell>
          <table:table-cell office:value-type="float" office:value="0.25">
            <text:p>.3</text:p>
          </table:table-cell>
          <table:table-cell office:value-type="float" office:value="0.143">
            <text:p>.1</text:p>
          </table:table-cell>
          <table:table-cell office:value-type="string">
            <text:p><text:s/></text:p>
          </table:table-cell>
          <table:table-cell office:value-type="float" office:value="0.2">
            <text:p>.2</text:p>
          </table:table-cell>
          <table:table-cell office:value-type="float" office:value="0.125">
            <text:p>.1</text:p>
          </table:table-cell>
          <table:table-cell office:value-type="string">
            <text:p><text:s/></text:p>
          </table:table-cell>
          <table:table-cell office:value-type="float" office:value="0.091">
            <text:p>.1</text:p>
          </table:table-cell>
          <table:table-cell office:value-type="float" office:value="0.111">
            <text:p>.1</text:p>
          </table:table-cell>
          <table:table-cell office:value-type="float" office:value="0.1">
            <text:p>.1</text:p>
          </table:table-cell>
          <table:table-cell office:value-type="float" office:value="0.25">
            <text:p>.3</text:p>
          </table:table-cell>
          <table:table-cell office:value-type="float" office:value="0.111">
            <text:p>.1</text:p>
          </table:table-cell>
          <table:table-cell table:number-columns-repeated="5" office:value-type="string">
            <text:p><text:s/></text:p>
          </table:table-cell>
          <table:table-cell office:value-type="float" office:value="0.111">
            <text:p>.1</text:p>
          </table:table-cell>
          <table:table-cell office:value-type="float" office:value="0.2">
            <text:p>.2</text:p>
          </table:table-cell>
          <table:table-cell office:value-type="float" office:value="0.167">
            <text:p>.2</text:p>
          </table:table-cell>
          <table:table-cell office:value-type="string">
            <text:p><text:s/></text:p>
          </table:table-cell>
          <table:table-cell table:number-columns-repeated="2" office:value-type="float" office:value="0.125">
            <text:p>.1</text:p>
          </table:table-cell>
          <table:table-cell office:value-type="float" office:value="0.143">
            <text:p>.1</text:p>
          </table:table-cell>
          <table:table-cell table:style-name="ce4" office:value-type="float" office:value="0">
            <text:p>.0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7"/>
          <table:table-cell table:style-name="ce11"/>
          <table:table-cell table:number-columns-repeated="936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1T15:18:02.18</dc:date>
    <meta:generator>LibreOffice/3.5$Windows_x86 LibreOffice_project/165a79a-7059095-e13bb37-fef39a4-9503d18</meta:generator>
    <meta:editing-duration>PT36M31S</meta:editing-duration>
    <meta:editing-cycles>3</meta:editing-cycles>
    <meta:document-statistic meta:table-count="1" meta:cell-count="7481" meta:object-count="0"/>
  </office:meta>
</office:document-meta>
</file>